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1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3.6cm" svg:height="2.163cm" svg:x="1.4cm" svg:y="0.837cm" presentation:class="title" presentation:user-transformed="true">
          <draw:text-box>
            <text:p>Team Meeting</text:p>
          </draw:text-box>
        </draw:frame>
        <draw:frame draw:style-name="gr1" draw:text-style-name="P1" draw:layer="layout" svg:width="8cm" svg:height="5.939cm" svg:x="10cm" svg:y="3.6cm">
          <draw:text-box>
            <text:p>Sourav singh</text:p>
            <text:p>1601051</text:p>
            <text:p/>
            <text:p>Ashok Kumar</text:p>
            <text:p>1601009</text:p>
            <text:p/>
            <text:p>Apoorva</text:p>
            <text:p>1601007</text:p>
          </draw:text-box>
        </draw:frame>
        <draw:frame draw:style-name="gr2" draw:text-style-name="P1" draw:layer="layout" svg:width="18.2cm" svg:height="5.228cm" svg:x="4cm" svg:y="10.4cm">
          <draw:text-box>
            <text:p><text:span text:style-name="T1">B</text:span><text:span text:style-name="T1">r</text:span><text:span text:style-name="T1">i</text:span><text:span text:style-name="T1">e</text:span><text:span text:style-name="T1">f</text:span><text:span text:style-name="T1">:</text:span></text:p>
            <text:p><text:span text:style-name="T1"/></text:p>
            <text:list text:style-name="L4">
              <text:list-item>
                <text:p>Drawing 3 level Dfd for all 3 tasks separately i.e. separate dfd for each feedback, registrartion and attendence.</text:p>
                <text:p/>
              </text:list-item>
              <text:list-item>
                <text:p>Further elaborating class diagramme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7:16:15.911498808</meta:creation-date>
    <dc:date>2019-02-11T07:22:53.698234933</dc:date>
    <meta:editing-duration>PT6M43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